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5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6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d8485" style:text-blinking="false" fo:background-color="transparent"/>
    </style:style>
    <style:style style:name="P9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58b" officeooo:paragraph-rsid="0021158b" style:text-blinking="false" fo:background-color="transparent" style:font-weight-asian="normal" style:font-weight-complex="normal"/>
    </style:style>
    <style:style style:name="T1" style:family="text">
      <style:text-properties officeooo:rsid="000ac5ac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f2ef2" style:text-blinking="false" fo:background-color="transparent" loext:char-shading-value="0"/>
    </style:style>
    <style:style style:name="T4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4 – </text:span><text:span text:style-name="T2">Channels, Colours, LUTs </text:span><text:span text:style-name="T3">(30 mins)</text:span></text:p>
      <text:p text:style-name="P2"/>
      <text:p text:style-name="P2"/>
      <text:p text:style-name="P2"/>
      <text:p text:style-name="P3">Learning Outcomes</text:p>
      <text:p text:style-name="P2"/>
      <text:list xml:id="list4097441461" text:style-name="L1">
        <text:list-item>
          <text:p text:style-name="P6"><text:span text:style-name="T4">U</text:span>se Channels tool (composite, grey, etc.), <text:span text:style-name="T4">split/merge channels</text:span></text:p>
        </text:list-item>
        <text:list-item>
          <text:p text:style-name="P7">Explain the concept of LUTs and identify which ones are useful for specific situations</text:p>
        </text:list-item>
        <text:list-item>
          <text:p text:style-name="P6"><text:span text:style-name="T4">Practice generating R</text:span>GB images for <text:span text:style-name="T4">presentation purposes and creating montages from multichannel images</text:span></text:p>
        </text:list-item>
        <text:list-item>
          <text:p text:style-name="P8"><text:span text:style-name="T4">Apply the “</text:span>Synchronise windows” <text:span text:style-name="T4">tool</text:span></text:p>
        </text:list-item>
      </text:list>
      <text:p text:style-name="P4"/>
      <text:p text:style-name="P4"/>
      <text:p text:style-name="P5">Session summary</text:p>
      <text:p text:style-name="P5"/>
      <text:list xml:id="list587022628" text:style-name="L2">
        <text:list-item>
          <text:p text:style-name="P9">practical: channel display modes, split/merge (5 mins)</text:p>
        </text:list-item>
        <text:list-item>
          <text:p text:style-name="P9">composite mode, LUTs (5 mins)</text:p>
        </text:list-item>
        <text:list-item>
          <text:p text:style-name="P9">practical: play with LUTs (5 mins)</text:p>
        </text:list-item>
        <text:list-item>
          <text:p text:style-name="P9">RGB images and montages (5 mins)</text:p>
        </text:list-item>
        <text:list-item>
          <text:p text:style-name="P9">practical: from multichannel to split + sync windows and montage(10 mins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28T13:53:19.119304998</dc:date>
    <meta:editing-duration>P1DT22H36M1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5" meta:character-count="596" meta:non-whitespace-character-count="521"/>
  </office:meta>
</office:document-meta>
</file>